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3" svg:font-family="'Source Sans 3'" style:font-family-generic="swiss" style:font-pitch="variable"/>
    <style:font-face style:name="Source Sans 31" svg:font-family="'Source Sans 3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0.214cm" fo:min-width="0cm"/>
      <style:paragraph-properties style:writing-mode="lr-tb"/>
    </style:style>
    <style:style style:name="gr4" style:family="graphic" style:parent-style-name="standard">
      <style:graphic-properties draw:stroke="dash" draw:stroke-dash="Double_20_Dash_20__28_Rounded_29_" svg:stroke-width="0.053cm" draw:marker-start-width="0.28cm" draw:marker-end-width="0.28cm" svg:stroke-linecap="round" draw:fill="none" draw:textarea-horizontal-align="justify" draw:textarea-vertical-align="middle" draw:auto-grow-height="false" fo:min-height="6.486cm" fo:min-width="8.236cm" fo:padding-top="0.132cm" fo:padding-bottom="0.132cm" fo:padding-left="0.257cm" fo:padding-right="0.257cm"/>
    </style:style>
    <style:style style:name="gr5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cm" fo:min-width="0.75cm" fo:padding-top="0.158cm" fo:padding-bottom="0.158cm" fo:padding-left="0.283cm" fo:padding-right="0.283cm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228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228cm" fo:min-width="0cm" draw:shadow="hidden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text-properties style:font-name="Fira Sans Medium"/>
    </style:style>
    <style:style style:name="P2" style:family="paragraph">
      <loext:graphic-properties draw:fill="none" draw:fill-color="#ffffff"/>
      <style:text-properties style:font-name="Fira Sans Medium"/>
    </style:style>
    <style:style style:name="P3" style:family="paragraph">
      <style:text-properties style:font-name="Fira Sans"/>
    </style:style>
    <style:style style:name="P4" style:family="paragraph">
      <loext:graphic-properties draw:fill="none" draw:fill-color="#ffffff"/>
      <style:text-properties style:font-name="Fira Sans"/>
    </style:style>
    <style:style style:name="P5" style:family="paragraph">
      <style:paragraph-properties fo:text-align="center"/>
      <style:text-properties style:font-name="Fira Sans Medium"/>
    </style:style>
    <style:style style:name="P6" style:family="paragraph">
      <loext:graphic-properties draw:fill="none"/>
      <style:paragraph-properties fo:text-align="center"/>
      <style:text-properties style:font-name="Fira Sans Mediu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style:font-name="Fira Sans Medium" fo:font-size="12pt"/>
    </style:style>
    <style:style style:name="P10" style:family="paragraph">
      <loext:graphic-properties draw:fill="none" draw:fill-color="#ffffff"/>
      <style:text-properties style:font-name="Fira Sans Medium" fo:font-size="12pt"/>
    </style:style>
    <style:style style:name="P11" style:family="paragraph">
      <style:text-properties style:font-name="Fira Sans" fo:font-size="12pt"/>
    </style:style>
    <style:style style:name="P12" style:family="paragraph">
      <loext:graphic-properties draw:fill="none" draw:fill-color="#ffffff"/>
      <style:text-properties style:font-name="Fira Sans" fo:font-size="12pt"/>
    </style:style>
    <style:style style:name="P13" style:family="paragraph">
      <style:paragraph-properties fo:text-align="center"/>
      <style:text-properties style:font-name="Fira Sans Medium" fo:font-size="12pt"/>
    </style:style>
    <style:style style:name="P14" style:family="paragraph">
      <loext:graphic-properties draw:fill="none"/>
      <style:paragraph-properties fo:text-align="center"/>
      <style:text-properties style:font-name="Fira Sans Medium" fo:font-size="12pt"/>
    </style:style>
    <style:style style:name="T1" style:family="text">
      <style:text-properties style:font-name="Fira Sans Med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651cm" svg:height="0.763cm" svg:x="0.5cm" svg:y="0.501cm">
          <draw:text-box>
            <text:p text:style-name="P1">Configuration initiale.</text:p>
          </draw:text-box>
        </draw:frame>
        <draw:frame draw:style-name="gr2" draw:text-style-name="P4" draw:layer="layout" svg:width="9.5cm" svg:height="1.787cm" svg:x="0.5cm" svg:y="1.251cm">
          <draw:text-box>
            <text:p text:style-name="P3">Trois emplacements ; un gobelet.</text:p>
            <text:p text:style-name="P3">L’un des emplacements contient un gobelet. Les autres n’en contiennent pas.</text:p>
          </draw:text-box>
        </draw:frame>
        <draw:frame draw:style-name="gr1" draw:text-style-name="P2" draw:layer="layout" svg:width="2.111cm" svg:height="0.763cm" svg:x="0.5cm" svg:y="3.201cm">
          <draw:text-box>
            <text:p text:style-name="P1">Objectif.</text:p>
          </draw:text-box>
        </draw:frame>
        <draw:frame draw:style-name="gr2" draw:text-style-name="P4" draw:layer="layout" svg:width="9.5cm" svg:height="0.852cm" svg:x="0.5cm" svg:y="3.951cm">
          <draw:text-box>
            <text:p text:style-name="P3">Le gobelet est sur l’emplacement de droite.</text:p>
          </draw:text-box>
        </draw:frame>
        <draw:custom-shape draw:style-name="gr3" draw:text-style-name="P6" draw:layer="layout" svg:width="0.654cm" svg:height="0.654cm" svg:x="9.346cm" svg:y="0.5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7" draw:layer="layout" svg:width="8.75cm" svg:height="6.75cm" svg:x="0.875cm" svg:y="7.114cm">
            <text:p/>
            <draw:enhanced-geometry svg:viewBox="0 0 21600 21600" draw:type="rectangle" draw:enhanced-path="M 0 0 L 21600 0 21600 21600 0 21600 0 0 Z N"/>
          </draw:custom-shape>
          <draw:g>
            <draw:polygon draw:style-name="gr5" draw:text-style-name="P8" draw:layer="layout" svg:width="1.015cm" svg:height="0.204cm" svg:x="2.234cm" svg:y="8.617cm" svg:viewBox="0 0 1016 205" draw:points="0,205 0,0 1016,0 1016,205">
              <text:p/>
            </draw:polygon>
            <draw:line draw:style-name="gr6" draw:text-style-name="P7" draw:layer="layout" svg:x1="4.8cm" svg:y1="8.273cm" svg:x2="5.8cm" svg:y2="8.273cm">
              <text:p/>
            </draw:line>
            <draw:polygon draw:style-name="gr5" draw:text-style-name="P8" draw:layer="layout" svg:width="1.015cm" svg:height="0.204cm" svg:x="1.25cm" svg:y="8.618cm" svg:viewBox="0 0 1016 205" draw:points="0,205 0,0 1016,0 1016,205">
              <text:p/>
            </draw:polygon>
            <draw:polygon draw:style-name="gr5" draw:text-style-name="P8" draw:layer="layout" svg:width="1.015cm" svg:height="0.204cm" svg:x="3.234cm" svg:y="8.618cm" svg:viewBox="0 0 1016 205" draw:points="0,205 0,0 1016,0 1016,205">
              <text:p/>
            </draw:polygon>
            <draw:custom-shape draw:style-name="gr7" draw:text-style-name="P7" draw:layer="layout" svg:width="0.75cm" svg:height="0.75cm" svg:x="1.383cm" svg:y="7.922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234cm" svg:y="8.616cm" svg:viewBox="0 0 1016 205" draw:points="0,205 0,0 1016,0 1016,205">
              <text:p/>
            </draw:polygon>
            <draw:polygon draw:style-name="gr5" draw:text-style-name="P8" draw:layer="layout" svg:width="1.015cm" svg:height="0.204cm" svg:x="6.25cm" svg:y="8.617cm" svg:viewBox="0 0 1016 205" draw:points="0,205 0,0 1016,0 1016,205">
              <text:p/>
            </draw:polygon>
            <draw:polygon draw:style-name="gr5" draw:text-style-name="P8" draw:layer="layout" svg:width="1.015cm" svg:height="0.204cm" svg:x="8.234cm" svg:y="8.617cm" svg:viewBox="0 0 1016 205" draw:points="0,205 0,0 1016,0 1016,205">
              <text:p/>
            </draw:polygon>
            <draw:custom-shape draw:style-name="gr7" draw:text-style-name="P7" draw:layer="layout" svg:width="0.75cm" svg:height="0.75cm" svg:x="8.367cm" svg:y="7.922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2.234cm" svg:y="10.734cm" svg:viewBox="0 0 1016 205" draw:points="0,205 0,0 1016,0 1016,205">
              <text:p/>
            </draw:polygon>
            <draw:line draw:style-name="gr6" draw:text-style-name="P7" draw:layer="layout" svg:x1="4.8cm" svg:y1="10.39cm" svg:x2="5.8cm" svg:y2="10.39cm">
              <text:p/>
            </draw:line>
            <draw:polygon draw:style-name="gr5" draw:text-style-name="P8" draw:layer="layout" svg:width="1.015cm" svg:height="0.204cm" svg:x="1.25cm" svg:y="10.735cm" svg:viewBox="0 0 1016 205" draw:points="0,205 0,0 1016,0 1016,205">
              <text:p/>
            </draw:polygon>
            <draw:polygon draw:style-name="gr5" draw:text-style-name="P8" draw:layer="layout" svg:width="1.015cm" svg:height="0.204cm" svg:x="3.234cm" svg:y="10.735cm" svg:viewBox="0 0 1016 205" draw:points="0,205 0,0 1016,0 1016,205">
              <text:p/>
            </draw:polygon>
            <draw:custom-shape draw:style-name="gr7" draw:text-style-name="P7" draw:layer="layout" svg:width="0.75cm" svg:height="0.75cm" svg:x="2.367cm" svg:y="10.039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234cm" svg:y="10.733cm" svg:viewBox="0 0 1016 205" draw:points="0,205 0,0 1016,0 1016,205">
              <text:p/>
            </draw:polygon>
            <draw:polygon draw:style-name="gr5" draw:text-style-name="P8" draw:layer="layout" svg:width="1.015cm" svg:height="0.204cm" svg:x="6.25cm" svg:y="10.734cm" svg:viewBox="0 0 1016 205" draw:points="0,205 0,0 1016,0 1016,205">
              <text:p/>
            </draw:polygon>
            <draw:polygon draw:style-name="gr5" draw:text-style-name="P8" draw:layer="layout" svg:width="1.015cm" svg:height="0.204cm" svg:x="8.234cm" svg:y="10.734cm" svg:viewBox="0 0 1016 205" draw:points="0,205 0,0 1016,0 1016,205">
              <text:p/>
            </draw:polygon>
            <draw:custom-shape draw:style-name="gr7" draw:text-style-name="P7" draw:layer="layout" svg:width="0.75cm" svg:height="0.75cm" svg:x="8.367cm" svg:y="10.039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2.234cm" svg:y="12.851cm" svg:viewBox="0 0 1016 205" draw:points="0,205 0,0 1016,0 1016,205">
              <text:p/>
            </draw:polygon>
            <draw:line draw:style-name="gr6" draw:text-style-name="P7" draw:layer="layout" svg:x1="4.8cm" svg:y1="12.507cm" svg:x2="5.8cm" svg:y2="12.507cm">
              <text:p/>
            </draw:line>
            <draw:polygon draw:style-name="gr5" draw:text-style-name="P8" draw:layer="layout" svg:width="1.015cm" svg:height="0.204cm" svg:x="1.25cm" svg:y="12.852cm" svg:viewBox="0 0 1016 205" draw:points="0,205 0,0 1016,0 1016,205">
              <text:p/>
            </draw:polygon>
            <draw:polygon draw:style-name="gr5" draw:text-style-name="P8" draw:layer="layout" svg:width="1.015cm" svg:height="0.204cm" svg:x="3.234cm" svg:y="12.852cm" svg:viewBox="0 0 1016 205" draw:points="0,205 0,0 1016,0 1016,205">
              <text:p/>
            </draw:polygon>
            <draw:custom-shape draw:style-name="gr7" draw:text-style-name="P7" draw:layer="layout" svg:width="0.75cm" svg:height="0.75cm" svg:x="3.367cm" svg:y="12.156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234cm" svg:y="12.85cm" svg:viewBox="0 0 1016 205" draw:points="0,205 0,0 1016,0 1016,205">
              <text:p/>
            </draw:polygon>
            <draw:polygon draw:style-name="gr5" draw:text-style-name="P8" draw:layer="layout" svg:width="1.015cm" svg:height="0.204cm" svg:x="6.25cm" svg:y="12.851cm" svg:viewBox="0 0 1016 205" draw:points="0,205 0,0 1016,0 1016,205">
              <text:p/>
            </draw:polygon>
            <draw:polygon draw:style-name="gr5" draw:text-style-name="P8" draw:layer="layout" svg:width="1.015cm" svg:height="0.204cm" svg:x="8.234cm" svg:y="12.851cm" svg:viewBox="0 0 1016 205" draw:points="0,205 0,0 1016,0 1016,205">
              <text:p/>
            </draw:polygon>
            <draw:custom-shape draw:style-name="gr7" draw:text-style-name="P7" draw:layer="layout" svg:width="0.75cm" svg:height="0.75cm" svg:x="8.367cm" svg:y="12.156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</draw:page>
      <draw:page draw:name="page2" draw:style-name="dp1" draw:master-page-name="Standard">
        <draw:frame draw:style-name="gr1" draw:text-style-name="P2" draw:layer="layout" svg:width="4.651cm" svg:height="0.763cm" svg:x="0.5cm" svg:y="0.501cm">
          <draw:text-box>
            <text:p text:style-name="P1">Configuration initiale.</text:p>
          </draw:text-box>
        </draw:frame>
        <draw:frame draw:style-name="gr2" draw:text-style-name="P4" draw:layer="layout" svg:width="9.5cm" svg:height="0.852cm" svg:x="0.5cm" svg:y="1.251cm">
          <draw:text-box>
            <text:p text:style-name="P3">Trois emplacements ; deux gobelets.</text:p>
          </draw:text-box>
        </draw:frame>
        <draw:frame draw:style-name="gr1" draw:text-style-name="P2" draw:layer="layout" svg:width="2.111cm" svg:height="0.763cm" svg:x="0.5cm" svg:y="2.201cm">
          <draw:text-box>
            <text:p text:style-name="P1">Objectif.</text:p>
          </draw:text-box>
        </draw:frame>
        <draw:frame draw:style-name="gr2" draw:text-style-name="P4" draw:layer="layout" svg:width="9.5cm" svg:height="2.811cm" svg:x="0.5cm" svg:y="2.951cm">
          <draw:text-box>
            <text:p text:style-name="P3">Si le premier emplacement et le deuxième emplacement contiennent un gobelet chacun initialement, le gobelet du deuxième emplacement est déplacé sur le troisième emplacement. Sinon, rien ne change.</text:p>
          </draw:text-box>
        </draw:frame>
        <draw:custom-shape draw:style-name="gr3" draw:text-style-name="P6" draw:layer="layout" svg:width="0.654cm" svg:height="0.654cm" svg:x="9.347cm" svg:y="0.5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7" draw:layer="layout" svg:width="8.75cm" svg:height="6.75cm" svg:x="0.875cm" svg:y="7.114cm">
            <text:p/>
            <draw:enhanced-geometry svg:viewBox="0 0 21600 21600" draw:type="rectangle" draw:enhanced-path="M 0 0 L 21600 0 21600 21600 0 21600 0 0 Z N"/>
          </draw:custom-shape>
          <draw:g>
            <draw:polygon draw:style-name="gr5" draw:text-style-name="P8" draw:layer="layout" svg:width="1.015cm" svg:height="0.204cm" svg:x="2.234cm" svg:y="8.817cm" svg:viewBox="0 0 1016 205" draw:points="0,205 0,0 1016,0 1016,205">
              <text:p/>
            </draw:polygon>
            <draw:line draw:style-name="gr6" draw:text-style-name="P7" draw:layer="layout" svg:x1="4.8cm" svg:y1="8.473cm" svg:x2="5.8cm" svg:y2="8.473cm">
              <text:p/>
            </draw:line>
            <draw:polygon draw:style-name="gr5" draw:text-style-name="P8" draw:layer="layout" svg:width="1.015cm" svg:height="0.204cm" svg:x="1.25cm" svg:y="8.818cm" svg:viewBox="0 0 1016 205" draw:points="0,205 0,0 1016,0 1016,205">
              <text:p/>
            </draw:polygon>
            <draw:polygon draw:style-name="gr5" draw:text-style-name="P8" draw:layer="layout" svg:width="1.015cm" svg:height="0.204cm" svg:x="3.234cm" svg:y="8.818cm" svg:viewBox="0 0 1016 205" draw:points="0,205 0,0 1016,0 1016,205">
              <text:p/>
            </draw:polygon>
            <draw:custom-shape draw:style-name="gr7" draw:text-style-name="P7" draw:layer="layout" svg:width="0.75cm" svg:height="0.75cm" svg:x="1.383cm" svg:y="8.122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234cm" svg:y="8.816cm" svg:viewBox="0 0 1016 205" draw:points="0,205 0,0 1016,0 1016,205">
              <text:p/>
            </draw:polygon>
            <draw:polygon draw:style-name="gr5" draw:text-style-name="P8" draw:layer="layout" svg:width="1.015cm" svg:height="0.204cm" svg:x="6.25cm" svg:y="8.817cm" svg:viewBox="0 0 1016 205" draw:points="0,205 0,0 1016,0 1016,205">
              <text:p/>
            </draw:polygon>
            <draw:polygon draw:style-name="gr5" draw:text-style-name="P8" draw:layer="layout" svg:width="1.015cm" svg:height="0.204cm" svg:x="8.234cm" svg:y="8.817cm" svg:viewBox="0 0 1016 205" draw:points="0,205 0,0 1016,0 1016,205">
              <text:p/>
            </draw:polygon>
            <draw:custom-shape draw:style-name="gr7" draw:text-style-name="P7" draw:layer="layout" svg:width="0.75cm" svg:height="0.75cm" svg:x="8.367cm" svg:y="8.122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2.234cm" svg:y="10.934cm" svg:viewBox="0 0 1016 205" draw:points="0,205 0,0 1016,0 1016,205">
              <text:p/>
            </draw:polygon>
            <draw:line draw:style-name="gr6" draw:text-style-name="P7" draw:layer="layout" svg:x1="4.8cm" svg:y1="10.59cm" svg:x2="5.8cm" svg:y2="10.59cm">
              <text:p/>
            </draw:line>
            <draw:polygon draw:style-name="gr5" draw:text-style-name="P8" draw:layer="layout" svg:width="1.015cm" svg:height="0.204cm" svg:x="1.25cm" svg:y="10.935cm" svg:viewBox="0 0 1016 205" draw:points="0,205 0,0 1016,0 1016,205">
              <text:p/>
            </draw:polygon>
            <draw:polygon draw:style-name="gr5" draw:text-style-name="P8" draw:layer="layout" svg:width="1.015cm" svg:height="0.204cm" svg:x="3.234cm" svg:y="10.935cm" svg:viewBox="0 0 1016 205" draw:points="0,205 0,0 1016,0 1016,205">
              <text:p/>
            </draw:polygon>
            <draw:custom-shape draw:style-name="gr7" draw:text-style-name="P7" draw:layer="layout" svg:width="0.75cm" svg:height="0.75cm" svg:x="1.383cm" svg:y="10.239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234cm" svg:y="10.933cm" svg:viewBox="0 0 1016 205" draw:points="0,205 0,0 1016,0 1016,205">
              <text:p/>
            </draw:polygon>
            <draw:polygon draw:style-name="gr5" draw:text-style-name="P8" draw:layer="layout" svg:width="1.015cm" svg:height="0.204cm" svg:x="6.25cm" svg:y="10.934cm" svg:viewBox="0 0 1016 205" draw:points="0,205 0,0 1016,0 1016,205">
              <text:p/>
            </draw:polygon>
            <draw:polygon draw:style-name="gr5" draw:text-style-name="P8" draw:layer="layout" svg:width="1.015cm" svg:height="0.204cm" svg:x="8.234cm" svg:y="10.934cm" svg:viewBox="0 0 1016 205" draw:points="0,205 0,0 1016,0 1016,205">
              <text:p/>
            </draw:polygon>
            <draw:custom-shape draw:style-name="gr7" draw:text-style-name="P7" draw:layer="layout" svg:width="0.75cm" svg:height="0.75cm" svg:x="8.367cm" svg:y="10.239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2.234cm" svg:y="13.051cm" svg:viewBox="0 0 1016 205" draw:points="0,205 0,0 1016,0 1016,205">
              <text:p/>
            </draw:polygon>
            <draw:line draw:style-name="gr6" draw:text-style-name="P7" draw:layer="layout" svg:x1="4.8cm" svg:y1="12.707cm" svg:x2="5.8cm" svg:y2="12.707cm">
              <text:p/>
            </draw:line>
            <draw:polygon draw:style-name="gr5" draw:text-style-name="P8" draw:layer="layout" svg:width="1.015cm" svg:height="0.204cm" svg:x="1.25cm" svg:y="13.052cm" svg:viewBox="0 0 1016 205" draw:points="0,205 0,0 1016,0 1016,205">
              <text:p/>
            </draw:polygon>
            <draw:polygon draw:style-name="gr5" draw:text-style-name="P8" draw:layer="layout" svg:width="1.015cm" svg:height="0.204cm" svg:x="3.234cm" svg:y="13.052cm" svg:viewBox="0 0 1016 205" draw:points="0,205 0,0 1016,0 1016,205">
              <text:p/>
            </draw:polygon>
            <draw:custom-shape draw:style-name="gr7" draw:text-style-name="P7" draw:layer="layout" svg:width="0.75cm" svg:height="0.75cm" svg:x="3.367cm" svg:y="12.356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234cm" svg:y="13.05cm" svg:viewBox="0 0 1016 205" draw:points="0,205 0,0 1016,0 1016,205">
              <text:p/>
            </draw:polygon>
            <draw:polygon draw:style-name="gr5" draw:text-style-name="P8" draw:layer="layout" svg:width="1.015cm" svg:height="0.204cm" svg:x="6.25cm" svg:y="13.051cm" svg:viewBox="0 0 1016 205" draw:points="0,205 0,0 1016,0 1016,205">
              <text:p/>
            </draw:polygon>
            <draw:polygon draw:style-name="gr5" draw:text-style-name="P8" draw:layer="layout" svg:width="1.015cm" svg:height="0.204cm" svg:x="8.234cm" svg:y="13.051cm" svg:viewBox="0 0 1016 205" draw:points="0,205 0,0 1016,0 1016,205">
              <text:p/>
            </draw:polygon>
            <draw:custom-shape draw:style-name="gr7" draw:text-style-name="P7" draw:layer="layout" svg:width="0.75cm" svg:height="0.75cm" svg:x="8.367cm" svg:y="12.356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6.383cm" svg:y="8.122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6.383cm" svg:y="10.239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7.367cm" svg:y="12.356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2.367cm" svg:y="8.122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3.367cm" svg:y="10.239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2.367cm" svg:y="12.356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</draw:page>
      <draw:page draw:name="page3" draw:style-name="dp1" draw:master-page-name="Standard">
        <draw:frame draw:style-name="gr1" draw:text-style-name="P10" draw:layer="layout" svg:width="4.651cm" svg:height="0.763cm" svg:x="0.5cm" svg:y="0.501cm">
          <draw:text-box>
            <text:p text:style-name="P9">Configuration initiale.</text:p>
          </draw:text-box>
        </draw:frame>
        <draw:frame draw:style-name="gr2" draw:text-style-name="P12" draw:layer="layout" svg:width="9.5cm" svg:height="1.787cm" svg:x="0.5cm" svg:y="1.251cm">
          <draw:text-box>
            <text:p text:style-name="P11">Deux emplacements ; deux gobelets.</text:p>
            <text:p text:style-name="P11">L’un des deux emplacements contient les deux gobelets.</text:p>
          </draw:text-box>
        </draw:frame>
        <draw:frame draw:style-name="gr1" draw:text-style-name="P10" draw:layer="layout" svg:width="2.111cm" svg:height="0.763cm" svg:x="0.5cm" svg:y="3.201cm">
          <draw:text-box>
            <text:p text:style-name="P9">Objectif.</text:p>
          </draw:text-box>
        </draw:frame>
        <draw:frame draw:style-name="gr2" draw:text-style-name="P12" draw:layer="layout" svg:width="9.5cm" svg:height="1.275cm" svg:x="0.5cm" svg:y="3.951cm">
          <draw:text-box>
            <text:p text:style-name="P11">Chaque emplacement contient un unique gobelet.</text:p>
          </draw:text-box>
        </draw:frame>
        <draw:custom-shape draw:style-name="gr3" draw:text-style-name="P14" draw:layer="layout" svg:width="0.654cm" svg:height="0.654cm" svg:x="9.348cm" svg:y="0.5cm">
          <text:p text:style-name="P1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7" draw:layer="layout" svg:width="8.75cm" svg:height="6.75cm" svg:x="0.875cm" svg:y="7.114cm">
            <text:p/>
            <draw:enhanced-geometry svg:viewBox="0 0 21600 21600" draw:type="rectangle" draw:enhanced-path="M 0 0 L 21600 0 21600 21600 0 21600 0 0 Z N"/>
          </draw:custom-shape>
          <draw:g>
            <draw:polygon draw:style-name="gr5" draw:text-style-name="P8" draw:layer="layout" svg:width="1.015cm" svg:height="0.204cm" svg:x="3.284cm" svg:y="9.776cm" svg:viewBox="0 0 1016 205" draw:points="0,205 0,0 1016,0 1016,205">
              <text:p/>
            </draw:polygon>
            <draw:line draw:style-name="gr6" draw:text-style-name="P7" draw:layer="layout" svg:x1="4.75cm" svg:y1="9.432cm" svg:x2="5.75cm" svg:y2="9.432cm">
              <text:p/>
            </draw:line>
            <draw:polygon draw:style-name="gr5" draw:text-style-name="P8" draw:layer="layout" svg:width="1.015cm" svg:height="0.204cm" svg:x="2.3cm" svg:y="9.777cm" svg:viewBox="0 0 1016 205" draw:points="0,205 0,0 1016,0 1016,205">
              <text:p/>
            </draw:polygon>
            <draw:custom-shape draw:style-name="gr7" draw:text-style-name="P7" draw:layer="layout" svg:width="0.75cm" svg:height="0.75cm" svg:x="2.433cm" svg:y="9.081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184cm" svg:y="9.775cm" svg:viewBox="0 0 1016 205" draw:points="0,205 0,0 1016,0 1016,205">
              <text:p/>
            </draw:polygon>
            <draw:polygon draw:style-name="gr5" draw:text-style-name="P8" draw:layer="layout" svg:width="1.015cm" svg:height="0.204cm" svg:x="6.2cm" svg:y="9.776cm" svg:viewBox="0 0 1016 205" draw:points="0,205 0,0 1016,0 1016,205">
              <text:p/>
            </draw:polygon>
            <draw:polygon draw:style-name="gr5" draw:text-style-name="P8" draw:layer="layout" svg:width="1.015cm" svg:height="0.204cm" svg:x="3.284cm" svg:y="11.893cm" svg:viewBox="0 0 1016 205" draw:points="0,205 0,0 1016,0 1016,205">
              <text:p/>
            </draw:polygon>
            <draw:line draw:style-name="gr6" draw:text-style-name="P7" draw:layer="layout" svg:x1="4.75cm" svg:y1="11.549cm" svg:x2="5.75cm" svg:y2="11.549cm">
              <text:p/>
            </draw:line>
            <draw:polygon draw:style-name="gr5" draw:text-style-name="P8" draw:layer="layout" svg:width="1.015cm" svg:height="0.204cm" svg:x="2.3cm" svg:y="11.894cm" svg:viewBox="0 0 1016 205" draw:points="0,205 0,0 1016,0 1016,205">
              <text:p/>
            </draw:polygon>
            <draw:custom-shape draw:style-name="gr7" draw:text-style-name="P7" draw:layer="layout" svg:width="0.75cm" svg:height="0.75cm" svg:x="3.417cm" svg:y="11.198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184cm" svg:y="11.892cm" svg:viewBox="0 0 1016 205" draw:points="0,205 0,0 1016,0 1016,205">
              <text:p/>
            </draw:polygon>
            <draw:polygon draw:style-name="gr5" draw:text-style-name="P8" draw:layer="layout" svg:width="1.015cm" svg:height="0.204cm" svg:x="6.2cm" svg:y="11.893cm" svg:viewBox="0 0 1016 205" draw:points="0,205 0,0 1016,0 1016,205">
              <text:p/>
            </draw:polygon>
            <draw:path draw:style-name="gr8" draw:text-style-name="P7" draw:layer="layout" svg:width="0.75cm" svg:height="0.75cm" svg:x="2.433cm" svg:y="8.88cm" svg:viewBox="0 0 751 751" svg:d="M751 751c-46-250-91-501-137-751-159 0-318 0-477 0-46 250-91 501-137 751">
              <text:p/>
            </draw:path>
            <draw:custom-shape draw:style-name="gr7" draw:text-style-name="P7" draw:layer="layout" svg:width="0.75cm" svg:height="0.75cm" svg:x="6.333cm" svg:y="9.081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7.317cm" svg:y="9.081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ath draw:style-name="gr8" draw:text-style-name="P7" draw:layer="layout" svg:width="0.75cm" svg:height="0.75cm" svg:x="3.417cm" svg:y="11.019cm" svg:viewBox="0 0 751 751" svg:d="M751 751c-46-250-91-501-137-751-159 0-318 0-477 0-46 250-91 501-137 751">
              <text:p/>
            </draw:path>
            <draw:custom-shape draw:style-name="gr7" draw:text-style-name="P7" draw:layer="layout" svg:width="0.75cm" svg:height="0.75cm" svg:x="6.333cm" svg:y="11.198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7.317cm" svg:y="11.198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</draw:page>
      <draw:page draw:name="page4" draw:style-name="dp1" draw:master-page-name="Standard">
        <draw:frame draw:style-name="gr1" draw:text-style-name="P2" draw:layer="layout" svg:width="4.651cm" svg:height="0.763cm" svg:x="0.5cm" svg:y="0.501cm">
          <draw:text-box>
            <text:p text:style-name="P1">Configuration initiale.</text:p>
          </draw:text-box>
        </draw:frame>
        <draw:frame draw:style-name="gr2" draw:text-style-name="P4" draw:layer="layout" svg:width="9.5cm" svg:height="1.787cm" svg:x="0.5cm" svg:y="1.251cm">
          <draw:text-box>
            <text:p text:style-name="P3">Trois emplacements ; trois gobelets.</text:p>
            <text:p text:style-name="P3">L’emplacement du milieu contient exactement deux gobelets.</text:p>
          </draw:text-box>
        </draw:frame>
        <draw:frame draw:style-name="gr1" draw:text-style-name="P2" draw:layer="layout" svg:width="2.111cm" svg:height="0.763cm" svg:x="0.5cm" svg:y="3.201cm">
          <draw:text-box>
            <text:p text:style-name="P1">Objectif.</text:p>
          </draw:text-box>
        </draw:frame>
        <draw:frame draw:style-name="gr2" draw:text-style-name="P4" draw:layer="layout" svg:width="9.5cm" svg:height="1.275cm" svg:x="0.5cm" svg:y="3.951cm">
          <draw:text-box>
            <text:p text:style-name="P3">Chaque emplacement contient un unique gobelet.</text:p>
          </draw:text-box>
        </draw:frame>
        <draw:custom-shape draw:style-name="gr3" draw:text-style-name="P6" draw:layer="layout" svg:width="0.654cm" svg:height="0.654cm" svg:x="9.348cm" svg:y="0.5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7" draw:layer="layout" svg:width="8.75cm" svg:height="6.75cm" svg:x="0.875cm" svg:y="7.114cm">
            <text:p/>
            <draw:enhanced-geometry svg:viewBox="0 0 21600 21600" draw:type="rectangle" draw:enhanced-path="M 0 0 L 21600 0 21600 21600 0 21600 0 0 Z N"/>
          </draw:custom-shape>
          <draw:g>
            <draw:polygon draw:style-name="gr5" draw:text-style-name="P8" draw:layer="layout" svg:width="1.015cm" svg:height="0.204cm" svg:x="2.234cm" svg:y="9.776cm" svg:viewBox="0 0 1016 205" draw:points="0,205 0,0 1016,0 1016,205">
              <text:p/>
            </draw:polygon>
            <draw:line draw:style-name="gr6" draw:text-style-name="P7" draw:layer="layout" svg:x1="4.8cm" svg:y1="9.432cm" svg:x2="5.8cm" svg:y2="9.432cm">
              <text:p/>
            </draw:line>
            <draw:polygon draw:style-name="gr5" draw:text-style-name="P8" draw:layer="layout" svg:width="1.015cm" svg:height="0.204cm" svg:x="1.25cm" svg:y="9.777cm" svg:viewBox="0 0 1016 205" draw:points="0,205 0,0 1016,0 1016,205">
              <text:p/>
            </draw:polygon>
            <draw:polygon draw:style-name="gr5" draw:text-style-name="P8" draw:layer="layout" svg:width="1.015cm" svg:height="0.204cm" svg:x="3.234cm" svg:y="9.777cm" svg:viewBox="0 0 1016 205" draw:points="0,205 0,0 1016,0 1016,205">
              <text:p/>
            </draw:polygon>
            <draw:custom-shape draw:style-name="gr7" draw:text-style-name="P7" draw:layer="layout" svg:width="0.75cm" svg:height="0.75cm" svg:x="2.367cm" svg:y="9.081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234cm" svg:y="9.775cm" svg:viewBox="0 0 1016 205" draw:points="0,205 0,0 1016,0 1016,205">
              <text:p/>
            </draw:polygon>
            <draw:polygon draw:style-name="gr5" draw:text-style-name="P8" draw:layer="layout" svg:width="1.015cm" svg:height="0.204cm" svg:x="6.25cm" svg:y="9.776cm" svg:viewBox="0 0 1016 205" draw:points="0,205 0,0 1016,0 1016,205">
              <text:p/>
            </draw:polygon>
            <draw:polygon draw:style-name="gr5" draw:text-style-name="P8" draw:layer="layout" svg:width="1.015cm" svg:height="0.204cm" svg:x="8.234cm" svg:y="9.776cm" svg:viewBox="0 0 1016 205" draw:points="0,205 0,0 1016,0 1016,205">
              <text:p/>
            </draw:polygon>
            <draw:custom-shape draw:style-name="gr7" draw:text-style-name="P7" draw:layer="layout" svg:width="0.75cm" svg:height="0.75cm" svg:x="8.367cm" svg:y="9.081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2.234cm" svg:y="11.893cm" svg:viewBox="0 0 1016 205" draw:points="0,205 0,0 1016,0 1016,205">
              <text:p/>
            </draw:polygon>
            <draw:line draw:style-name="gr6" draw:text-style-name="P7" draw:layer="layout" svg:x1="4.8cm" svg:y1="11.549cm" svg:x2="5.8cm" svg:y2="11.549cm">
              <text:p/>
            </draw:line>
            <draw:polygon draw:style-name="gr5" draw:text-style-name="P8" draw:layer="layout" svg:width="1.015cm" svg:height="0.204cm" svg:x="1.25cm" svg:y="11.894cm" svg:viewBox="0 0 1016 205" draw:points="0,205 0,0 1016,0 1016,205">
              <text:p/>
            </draw:polygon>
            <draw:polygon draw:style-name="gr5" draw:text-style-name="P8" draw:layer="layout" svg:width="1.015cm" svg:height="0.204cm" svg:x="3.234cm" svg:y="11.894cm" svg:viewBox="0 0 1016 205" draw:points="0,205 0,0 1016,0 1016,205">
              <text:p/>
            </draw:polygon>
            <draw:custom-shape draw:style-name="gr7" draw:text-style-name="P7" draw:layer="layout" svg:width="0.75cm" svg:height="0.75cm" svg:x="2.367cm" svg:y="11.198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234cm" svg:y="11.892cm" svg:viewBox="0 0 1016 205" draw:points="0,205 0,0 1016,0 1016,205">
              <text:p/>
            </draw:polygon>
            <draw:polygon draw:style-name="gr5" draw:text-style-name="P8" draw:layer="layout" svg:width="1.015cm" svg:height="0.204cm" svg:x="6.25cm" svg:y="11.893cm" svg:viewBox="0 0 1016 205" draw:points="0,205 0,0 1016,0 1016,205">
              <text:p/>
            </draw:polygon>
            <draw:polygon draw:style-name="gr5" draw:text-style-name="P8" draw:layer="layout" svg:width="1.015cm" svg:height="0.204cm" svg:x="8.234cm" svg:y="11.893cm" svg:viewBox="0 0 1016 205" draw:points="0,205 0,0 1016,0 1016,205">
              <text:p/>
            </draw:polygon>
            <draw:custom-shape draw:style-name="gr7" draw:text-style-name="P7" draw:layer="layout" svg:width="0.75cm" svg:height="0.75cm" svg:x="8.367cm" svg:y="11.198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ath draw:style-name="gr8" draw:text-style-name="P7" draw:layer="layout" svg:width="0.75cm" svg:height="0.75cm" svg:x="2.367cm" svg:y="8.88cm" svg:viewBox="0 0 751 751" svg:d="M751 751c-46-250-91-501-137-751-159 0-318 0-477 0-46 250-91 501-137 751">
              <text:p/>
            </draw:path>
            <draw:custom-shape draw:style-name="gr7" draw:text-style-name="P7" draw:layer="layout" svg:width="0.75cm" svg:height="0.75cm" svg:x="6.383cm" svg:y="9.081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7.367cm" svg:y="9.081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ath draw:style-name="gr8" draw:text-style-name="P7" draw:layer="layout" svg:width="0.75cm" svg:height="0.75cm" svg:x="2.367cm" svg:y="11.019cm" svg:viewBox="0 0 751 751" svg:d="M751 751c-46-250-91-501-137-751-159 0-318 0-477 0-46 250-91 501-137 751">
              <text:p/>
            </draw:path>
            <draw:custom-shape draw:style-name="gr7" draw:text-style-name="P7" draw:layer="layout" svg:width="0.75cm" svg:height="0.75cm" svg:x="6.383cm" svg:y="11.198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7.367cm" svg:y="11.198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1.383cm" svg:y="9.081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3.367cm" svg:y="11.198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</draw:page>
      <draw:page draw:name="page5" draw:style-name="dp1" draw:master-page-name="Standard">
        <draw:frame draw:style-name="gr1" draw:text-style-name="P2" draw:layer="layout" svg:width="4.651cm" svg:height="0.763cm" svg:x="0.5cm" svg:y="0.501cm">
          <draw:text-box>
            <text:p text:style-name="P1">Configuration initiale.</text:p>
          </draw:text-box>
        </draw:frame>
        <draw:frame draw:style-name="gr2" draw:text-style-name="P4" draw:layer="layout" svg:width="9.5cm" svg:height="1.787cm" svg:x="0.5cm" svg:y="1.251cm">
          <draw:text-box>
            <text:p text:style-name="P3">Trois emplacements ; trois gobelets.</text:p>
            <text:p text:style-name="P3">L’un des trois emplacements contient les trois gobelets.</text:p>
          </draw:text-box>
        </draw:frame>
        <draw:frame draw:style-name="gr1" draw:text-style-name="P2" draw:layer="layout" svg:width="2.111cm" svg:height="0.763cm" svg:x="0.5cm" svg:y="3.201cm">
          <draw:text-box>
            <text:p text:style-name="P1">Objectif.</text:p>
          </draw:text-box>
        </draw:frame>
        <draw:frame draw:style-name="gr2" draw:text-style-name="P4" draw:layer="layout" svg:width="9.5cm" svg:height="1.275cm" svg:x="0.5cm" svg:y="3.951cm">
          <draw:text-box>
            <text:p text:style-name="P3">Chaque emplacement contient un unique gobelet.</text:p>
          </draw:text-box>
        </draw:frame>
        <draw:custom-shape draw:style-name="gr3" draw:text-style-name="P6" draw:layer="layout" svg:width="0.654cm" svg:height="0.654cm" svg:x="9.348cm" svg:y="0.5cm">
          <text:p text:style-name="P5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7" draw:layer="layout" svg:width="8.75cm" svg:height="6.75cm" svg:x="0.875cm" svg:y="7.114cm">
            <text:p/>
            <draw:enhanced-geometry svg:viewBox="0 0 21600 21600" draw:type="rectangle" draw:enhanced-path="M 0 0 L 21600 0 21600 21600 0 21600 0 0 Z N"/>
          </draw:custom-shape>
          <draw:g>
            <draw:polygon draw:style-name="gr5" draw:text-style-name="P8" draw:layer="layout" svg:width="1.015cm" svg:height="0.204cm" svg:x="2.234cm" svg:y="8.817cm" svg:viewBox="0 0 1016 205" draw:points="0,205 0,0 1016,0 1016,205">
              <text:p/>
            </draw:polygon>
            <draw:line draw:style-name="gr6" draw:text-style-name="P7" draw:layer="layout" svg:x1="4.8cm" svg:y1="8.473cm" svg:x2="5.8cm" svg:y2="8.473cm">
              <text:p/>
            </draw:line>
            <draw:polygon draw:style-name="gr5" draw:text-style-name="P8" draw:layer="layout" svg:width="1.015cm" svg:height="0.204cm" svg:x="1.25cm" svg:y="8.818cm" svg:viewBox="0 0 1016 205" draw:points="0,205 0,0 1016,0 1016,205">
              <text:p/>
            </draw:polygon>
            <draw:polygon draw:style-name="gr5" draw:text-style-name="P8" draw:layer="layout" svg:width="1.015cm" svg:height="0.204cm" svg:x="3.234cm" svg:y="8.818cm" svg:viewBox="0 0 1016 205" draw:points="0,205 0,0 1016,0 1016,205">
              <text:p/>
            </draw:polygon>
            <draw:custom-shape draw:style-name="gr7" draw:text-style-name="P7" draw:layer="layout" svg:width="0.75cm" svg:height="0.75cm" svg:x="1.383cm" svg:y="8.122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234cm" svg:y="8.816cm" svg:viewBox="0 0 1016 205" draw:points="0,205 0,0 1016,0 1016,205">
              <text:p/>
            </draw:polygon>
            <draw:polygon draw:style-name="gr5" draw:text-style-name="P8" draw:layer="layout" svg:width="1.015cm" svg:height="0.204cm" svg:x="6.25cm" svg:y="8.817cm" svg:viewBox="0 0 1016 205" draw:points="0,205 0,0 1016,0 1016,205">
              <text:p/>
            </draw:polygon>
            <draw:polygon draw:style-name="gr5" draw:text-style-name="P8" draw:layer="layout" svg:width="1.015cm" svg:height="0.204cm" svg:x="8.234cm" svg:y="8.817cm" svg:viewBox="0 0 1016 205" draw:points="0,205 0,0 1016,0 1016,205">
              <text:p/>
            </draw:polygon>
            <draw:custom-shape draw:style-name="gr7" draw:text-style-name="P7" draw:layer="layout" svg:width="0.75cm" svg:height="0.75cm" svg:x="8.367cm" svg:y="8.122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2.234cm" svg:y="10.934cm" svg:viewBox="0 0 1016 205" draw:points="0,205 0,0 1016,0 1016,205">
              <text:p/>
            </draw:polygon>
            <draw:line draw:style-name="gr6" draw:text-style-name="P7" draw:layer="layout" svg:x1="4.8cm" svg:y1="10.59cm" svg:x2="5.8cm" svg:y2="10.59cm">
              <text:p/>
            </draw:line>
            <draw:polygon draw:style-name="gr5" draw:text-style-name="P8" draw:layer="layout" svg:width="1.015cm" svg:height="0.204cm" svg:x="1.25cm" svg:y="10.935cm" svg:viewBox="0 0 1016 205" draw:points="0,205 0,0 1016,0 1016,205">
              <text:p/>
            </draw:polygon>
            <draw:polygon draw:style-name="gr5" draw:text-style-name="P8" draw:layer="layout" svg:width="1.015cm" svg:height="0.204cm" svg:x="3.234cm" svg:y="10.935cm" svg:viewBox="0 0 1016 205" draw:points="0,205 0,0 1016,0 1016,205">
              <text:p/>
            </draw:polygon>
            <draw:custom-shape draw:style-name="gr7" draw:text-style-name="P7" draw:layer="layout" svg:width="0.75cm" svg:height="0.75cm" svg:x="2.367cm" svg:y="10.239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234cm" svg:y="10.933cm" svg:viewBox="0 0 1016 205" draw:points="0,205 0,0 1016,0 1016,205">
              <text:p/>
            </draw:polygon>
            <draw:polygon draw:style-name="gr5" draw:text-style-name="P8" draw:layer="layout" svg:width="1.015cm" svg:height="0.204cm" svg:x="6.25cm" svg:y="10.934cm" svg:viewBox="0 0 1016 205" draw:points="0,205 0,0 1016,0 1016,205">
              <text:p/>
            </draw:polygon>
            <draw:polygon draw:style-name="gr5" draw:text-style-name="P8" draw:layer="layout" svg:width="1.015cm" svg:height="0.204cm" svg:x="8.234cm" svg:y="10.934cm" svg:viewBox="0 0 1016 205" draw:points="0,205 0,0 1016,0 1016,205">
              <text:p/>
            </draw:polygon>
            <draw:custom-shape draw:style-name="gr7" draw:text-style-name="P7" draw:layer="layout" svg:width="0.75cm" svg:height="0.75cm" svg:x="8.367cm" svg:y="10.239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2.234cm" svg:y="13.051cm" svg:viewBox="0 0 1016 205" draw:points="0,205 0,0 1016,0 1016,205">
              <text:p/>
            </draw:polygon>
            <draw:line draw:style-name="gr6" draw:text-style-name="P7" draw:layer="layout" svg:x1="4.8cm" svg:y1="12.707cm" svg:x2="5.8cm" svg:y2="12.707cm">
              <text:p/>
            </draw:line>
            <draw:polygon draw:style-name="gr5" draw:text-style-name="P8" draw:layer="layout" svg:width="1.015cm" svg:height="0.204cm" svg:x="1.25cm" svg:y="13.052cm" svg:viewBox="0 0 1016 205" draw:points="0,205 0,0 1016,0 1016,205">
              <text:p/>
            </draw:polygon>
            <draw:polygon draw:style-name="gr5" draw:text-style-name="P8" draw:layer="layout" svg:width="1.015cm" svg:height="0.204cm" svg:x="3.234cm" svg:y="13.052cm" svg:viewBox="0 0 1016 205" draw:points="0,205 0,0 1016,0 1016,205">
              <text:p/>
            </draw:polygon>
            <draw:custom-shape draw:style-name="gr7" draw:text-style-name="P7" draw:layer="layout" svg:width="0.75cm" svg:height="0.75cm" svg:x="3.367cm" svg:y="12.356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234cm" svg:y="13.05cm" svg:viewBox="0 0 1016 205" draw:points="0,205 0,0 1016,0 1016,205">
              <text:p/>
            </draw:polygon>
            <draw:polygon draw:style-name="gr5" draw:text-style-name="P8" draw:layer="layout" svg:width="1.015cm" svg:height="0.204cm" svg:x="6.25cm" svg:y="13.051cm" svg:viewBox="0 0 1016 205" draw:points="0,205 0,0 1016,0 1016,205">
              <text:p/>
            </draw:polygon>
            <draw:polygon draw:style-name="gr5" draw:text-style-name="P8" draw:layer="layout" svg:width="1.015cm" svg:height="0.204cm" svg:x="8.234cm" svg:y="13.051cm" svg:viewBox="0 0 1016 205" draw:points="0,205 0,0 1016,0 1016,205">
              <text:p/>
            </draw:polygon>
            <draw:custom-shape draw:style-name="gr7" draw:text-style-name="P7" draw:layer="layout" svg:width="0.75cm" svg:height="0.75cm" svg:x="8.367cm" svg:y="12.356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ath draw:style-name="gr8" draw:text-style-name="P7" draw:layer="layout" svg:width="0.75cm" svg:height="0.75cm" svg:x="1.383cm" svg:y="7.921cm" svg:viewBox="0 0 751 751" svg:d="M751 751c-46-250-91-501-137-751-159 0-318 0-477 0-46 250-91 501-137 751">
              <text:p/>
            </draw:path>
            <draw:path draw:style-name="gr8" draw:text-style-name="P7" draw:layer="layout" svg:width="0.75cm" svg:height="0.75cm" svg:x="1.383cm" svg:y="7.722cm" svg:viewBox="0 0 751 751" svg:d="M751 751c-46-250-91-501-137-751-159 0-318 0-477 0-46 250-91 501-137 751">
              <text:p/>
            </draw:path>
            <draw:custom-shape draw:style-name="gr7" draw:text-style-name="P7" draw:layer="layout" svg:width="0.75cm" svg:height="0.75cm" svg:x="6.383cm" svg:y="8.122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7.367cm" svg:y="8.122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ath draw:style-name="gr8" draw:text-style-name="P7" draw:layer="layout" svg:width="0.75cm" svg:height="0.75cm" svg:x="2.367cm" svg:y="10.06cm" svg:viewBox="0 0 751 751" svg:d="M751 751c-46-250-91-501-137-751-159 0-318 0-477 0-46 250-91 501-137 751">
              <text:p/>
            </draw:path>
            <draw:path draw:style-name="gr8" draw:text-style-name="P7" draw:layer="layout" svg:width="0.75cm" svg:height="0.75cm" svg:x="2.367cm" svg:y="9.861cm" svg:viewBox="0 0 751 751" svg:d="M751 751c-46-250-91-501-137-751-159 0-318 0-477 0-46 250-91 501-137 751">
              <text:p/>
            </draw:path>
            <draw:path draw:style-name="gr8" draw:text-style-name="P7" draw:layer="layout" svg:width="0.75cm" svg:height="0.75cm" svg:x="3.367cm" svg:y="12.156cm" svg:viewBox="0 0 751 751" svg:d="M751 751c-46-250-91-501-137-751-159 0-318 0-477 0-46 250-91 501-137 751">
              <text:p/>
            </draw:path>
            <draw:path draw:style-name="gr8" draw:text-style-name="P7" draw:layer="layout" svg:width="0.75cm" svg:height="0.75cm" svg:x="3.367cm" svg:y="11.957cm" svg:viewBox="0 0 751 751" svg:d="M751 751c-46-250-91-501-137-751-159 0-318 0-477 0-46 250-91 501-137 751">
              <text:p/>
            </draw:path>
            <draw:custom-shape draw:style-name="gr7" draw:text-style-name="P7" draw:layer="layout" svg:width="0.75cm" svg:height="0.75cm" svg:x="6.383cm" svg:y="10.239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7.367cm" svg:y="10.239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6.383cm" svg:y="12.356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7" draw:layer="layout" svg:width="0.75cm" svg:height="0.75cm" svg:x="7.367cm" svg:y="12.356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</draw:page>
      <draw:page draw:name="page6" draw:style-name="dp1" draw:master-page-name="Standard">
        <draw:frame draw:style-name="gr1" draw:text-style-name="P2" draw:layer="layout" svg:width="4.651cm" svg:height="0.763cm" svg:x="0.5cm" svg:y="0.501cm">
          <draw:text-box>
            <text:p text:style-name="P1">Configuration initiale.</text:p>
          </draw:text-box>
        </draw:frame>
        <draw:frame draw:style-name="gr2" draw:text-style-name="P4" draw:layer="layout" svg:width="9.5cm" svg:height="2.299cm" svg:x="0.5cm" svg:y="1.251cm">
          <draw:text-box>
            <text:p text:style-name="P3">Trois emplacements ; au plus quatre gobelets.</text:p>
            <text:p text:style-name="P3">Le premier emplacement est vide. Le deuxième contient au plus deux gobelet, de même pour le troisième.</text:p>
          </draw:text-box>
        </draw:frame>
        <draw:frame draw:style-name="gr1" draw:text-style-name="P2" draw:layer="layout" svg:width="2.111cm" svg:height="0.763cm" svg:x="0.5cm" svg:y="3.701cm">
          <draw:text-box>
            <text:p text:style-name="P1">Objectif.</text:p>
          </draw:text-box>
        </draw:frame>
        <draw:frame draw:style-name="gr2" draw:text-style-name="P4" draw:layer="layout" svg:width="9.5cm" svg:height="1.787cm" svg:x="0.5cm" svg:y="4.451cm">
          <draw:text-box>
            <text:p text:style-name="P3">Le grue se retrouve sur un emplacement qui contenait un nombre de gobelets maximal initialement.</text:p>
          </draw:text-box>
        </draw:frame>
        <draw:custom-shape draw:style-name="gr3" draw:text-style-name="P6" draw:layer="layout" svg:width="0.654cm" svg:height="0.654cm" svg:x="9.348cm" svg:y="0.5cm">
          <text:p text:style-name="P5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7" draw:layer="layout" svg:width="8.75cm" svg:height="6.75cm" svg:x="0.875cm" svg:y="7.114cm">
            <text:p/>
            <draw:enhanced-geometry svg:viewBox="0 0 21600 21600" draw:type="rectangle" draw:enhanced-path="M 0 0 L 21600 0 21600 21600 0 21600 0 0 Z N"/>
          </draw:custom-shape>
          <draw:g>
            <draw:polygon draw:style-name="gr5" draw:text-style-name="P8" draw:layer="layout" svg:width="1.015cm" svg:height="0.204cm" svg:x="2.234cm" svg:y="10.934cm" svg:viewBox="0 0 1016 205" draw:points="0,205 0,0 1016,0 1016,205">
              <text:p/>
            </draw:polygon>
            <draw:line draw:style-name="gr6" draw:text-style-name="P7" draw:layer="layout" svg:x1="4.8cm" svg:y1="10.59cm" svg:x2="5.8cm" svg:y2="10.59cm">
              <text:p/>
            </draw:line>
            <draw:polygon draw:style-name="gr5" draw:text-style-name="P8" draw:layer="layout" svg:width="1.015cm" svg:height="0.204cm" svg:x="1.25cm" svg:y="10.935cm" svg:viewBox="0 0 1016 205" draw:points="0,205 0,0 1016,0 1016,205">
              <text:p/>
            </draw:polygon>
            <draw:polygon draw:style-name="gr5" draw:text-style-name="P8" draw:layer="layout" svg:width="1.015cm" svg:height="0.204cm" svg:x="3.234cm" svg:y="10.935cm" svg:viewBox="0 0 1016 205" draw:points="0,205 0,0 1016,0 1016,205">
              <text:p/>
            </draw:polygon>
            <draw:custom-shape draw:style-name="gr7" draw:text-style-name="P7" draw:layer="layout" svg:width="0.75cm" svg:height="0.75cm" svg:x="2.367cm" svg:y="10.239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olygon draw:style-name="gr5" draw:text-style-name="P8" draw:layer="layout" svg:width="1.015cm" svg:height="0.204cm" svg:x="7.234cm" svg:y="10.933cm" svg:viewBox="0 0 1016 205" draw:points="0,205 0,0 1016,0 1016,205">
              <text:p/>
            </draw:polygon>
            <draw:polygon draw:style-name="gr5" draw:text-style-name="P8" draw:layer="layout" svg:width="1.015cm" svg:height="0.204cm" svg:x="6.25cm" svg:y="10.934cm" svg:viewBox="0 0 1016 205" draw:points="0,205 0,0 1016,0 1016,205">
              <text:p/>
            </draw:polygon>
            <draw:polygon draw:style-name="gr5" draw:text-style-name="P8" draw:layer="layout" svg:width="1.015cm" svg:height="0.204cm" svg:x="8.234cm" svg:y="10.934cm" svg:viewBox="0 0 1016 205" draw:points="0,205 0,0 1016,0 1016,205">
              <text:p/>
            </draw:polygon>
            <draw:path draw:style-name="gr8" draw:text-style-name="P7" draw:layer="layout" svg:width="0.75cm" svg:height="0.75cm" svg:x="2.367cm" svg:y="10.06cm" svg:viewBox="0 0 751 751" svg:d="M751 751c-46-250-91-501-137-751-159 0-318 0-477 0-46 250-91 501-137 751">
              <text:p/>
            </draw:path>
            <draw:custom-shape draw:style-name="gr7" draw:text-style-name="P7" draw:layer="layout" svg:width="0.75cm" svg:height="0.75cm" svg:x="3.367cm" svg:y="10.239cm">
              <text:p/>
              <draw:enhanced-geometry svg:viewBox="0 0 21600 21600" draw:mirror-vertical="true" draw:glue-points="?f6 10800 10800 21600 ?f5 10800 10800 0" draw:text-areas="?f3 ?f3 ?f4 ?f4" draw:type="trapezoid" draw:modifiers="3940.346205059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9" draw:text-style-name="P7" draw:layer="layout" svg:x1="7.367cm" svg:y1="9.953cm" svg:x2="7.367cm" svg:y2="10.189cm">
              <text:p/>
            </draw:line>
            <draw:line draw:style-name="gr9" draw:text-style-name="P7" draw:layer="layout" svg:x1="8.117cm" svg:y1="9.953cm" svg:x2="8.117cm" svg:y2="10.189cm">
              <text:p/>
            </draw:line>
            <draw:line draw:style-name="gr9" draw:text-style-name="P7" draw:layer="layout" svg:x1="7.367cm" svg:y1="9.953cm" svg:x2="8.117cm" svg:y2="9.953cm">
              <text:p/>
            </draw:line>
            <draw:line draw:style-name="gr9" draw:text-style-name="P7" draw:layer="layout" svg:x1="7.742cm" svg:y1="9.717cm" svg:x2="7.742cm" svg:y2="9.953cm">
              <text:p/>
            </draw:line>
            <draw:frame draw:style-name="gr1" draw:text-style-name="P2" draw:layer="layout" svg:width="0.701cm" svg:height="0.763cm" svg:x="6.408cm" svg:y="10.194cm">
              <draw:text-box>
                <text:p text:style-name="P1">?</text:p>
              </draw:text-box>
            </draw:frame>
            <draw:frame draw:style-name="gr1" draw:text-style-name="P2" draw:layer="layout" svg:width="0.701cm" svg:height="0.763cm" svg:x="7.392cm" svg:y="10.195cm">
              <draw:text-box>
                <text:p text:style-name="P1">?</text:p>
              </draw:text-box>
            </draw:frame>
            <draw:frame draw:style-name="gr1" draw:text-style-name="P2" draw:layer="layout" svg:width="0.701cm" svg:height="0.763cm" svg:x="8.392cm" svg:y="10.196cm">
              <draw:text-box>
                <text:p text:style-name="P1">?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3" svg:font-family="'Source Sans 3'" style:font-family-generic="swiss" style:font-pitch="variable"/>
    <style:font-face style:name="Source Sans 31" svg:font-family="'Source Sans 3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4cm" svg:stroke-color="#000000" draw:marker-start-width="0.26cm" draw:marker-start-center="false" draw:marker-end-width="0.26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1" fo:font-family="'Source Sans 3'" style:font-style-name="Normal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31" fo:font-family="'Source Sans 3'" style:font-style-name="Normal" style:font-family-generic="swiss" style:font-pitch="variable"/>
    </style:style>
    <style:style style:name="A4" style:family="graphic" style:parent-style-name="Text">
      <style:graphic-properties draw:fill="none"/>
      <style:text-properties fo:font-size="12pt" style:font-size-asian="12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Source Sans 31" fo:font-family="'Source Sans 3'" style:font-style-name="Normal" style:font-family-generic="swiss" style:font-pitch="variable" fo:font-size="12pt"/>
    </style:style>
    <style:style style:name="Shapes" style:family="graphic" style:parent-style-name="Graphic">
      <style:graphic-properties draw:stroke="none" draw:fill="gradient" draw:fill-gradient-name="Formes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9T10:24:36.186000000</meta:creation-date>
    <meta:editing-duration>PT1H4M43S</meta:editing-duration>
    <meta:editing-cycles>20</meta:editing-cycles>
    <meta:generator>LibreOffice/7.4.5.1$Windows_X86_64 LibreOffice_project/9c0871452b3918c1019dde9bfac75448afc4b57f</meta:generator>
    <dc:date>2024-02-19T11:29:29.484000000</dc:date>
    <meta:document-statistic meta:object-count="208"/>
    <meta:template xlink:type="simple" xlink:actuate="onRequest" xlink:title="Blank" xlink:href="file:///C:/Users/MALO/AppData/Roaming/LibreOffice/4/user/template/Blank1.otg" meta:date="2024-02-19T10:24:36.040000000"/>
  </office:meta>
</office:document-meta>
</file>